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042" officeooo:paragraph-rsid="00126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: Firebase : <text:a xlink:type="simple" xlink:href="https://console.firebase.google.com/project/personalportfoliopitcher/firestore/data/~2FprojectComponent~2FAVa8fQrqJH0w1axKXUUn" text:style-name="Internet_20_link" text:visited-style-name="Visited_20_Internet_20_Link">https://console.firebase.google.com/project/personalportfoliopitcher/firestore/data/~2FprojectComponent~2FAVa8fQrqJH0w1axKXUUn</text:a> </text:p>
      <text:p text:style-name="P1">Folder Location (React-1 , React-2): <text:s/>/home/neelchoksi19bce0990/Documents/S/GYB_vid1_PersonalPortfolioPitcherPage/1_trie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23:25:49.832249413</meta:creation-date>
    <meta:generator>LibreOffice/7.2.7.2$Linux_X86_64 LibreOffice_project/20$Build-2</meta:generator>
    <dc:date>2022-07-24T23:28:38.934740449</dc:date>
    <meta:editing-duration>PT2M20S</meta:editing-duration>
    <meta:editing-cycles>1</meta:editing-cycles>
    <meta:document-statistic meta:table-count="0" meta:image-count="0" meta:object-count="0" meta:page-count="1" meta:paragraph-count="2" meta:word-count="11" meta:character-count="271" meta:non-whitespace-character-count="259"/>
  </office:meta>
</office:document-meta>
</file>